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d17e8" officeooo:paragraph-rsid="001d17e8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d17e8" officeooo:paragraph-rsid="001d17e8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d17e8" officeooo:paragraph-rsid="001d17e8" style:font-size-asian="14pt" style:font-size-complex="16pt"/>
    </style:style>
    <style:style style:name="P4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fo:font-size="16pt" officeooo:rsid="001d17e8" officeooo:paragraph-rsid="001d17e8" style:font-size-asian="16pt" style:font-size-complex="16pt"/>
    </style:style>
    <style:style style:name="P5" style:family="paragraph" style:parent-style-name="Standard">
      <style:paragraph-properties fo:margin-left="2.9543in" fo:margin-right="0in" fo:text-align="justify" style:justify-single-word="false" fo:text-indent="0in" style:auto-text-indent="false"/>
      <style:text-properties fo:font-size="16pt" officeooo:rsid="001d17e8" officeooo:paragraph-rsid="001d17e8" style:font-size-asian="14pt" style:font-size-complex="16pt"/>
    </style:style>
    <style:style style:name="P6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fo:font-size="16pt" officeooo:rsid="001d17e8" officeooo:paragraph-rsid="001d17e8" style:font-size-asian="14pt" style:font-size-complex="16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officeooo:rsid="001d17e8" officeooo:paragraph-rsid="001d17e8" style:font-size-asian="17.5pt" style:font-size-complex="20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officeooo:rsid="001d17e8" officeooo:paragraph-rsid="001d17e8" style:font-size-asian="14pt" style:font-size-complex="16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officeooo:rsid="001e9c46" officeooo:paragraph-rsid="001e9c46" style:font-size-asian="16pt" style:font-size-complex="1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208aa6" officeooo:paragraph-rsid="00208aa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22598b" officeooo:paragraph-rsid="0022598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22598b" officeooo:paragraph-rsid="0022598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22598b" officeooo:paragraph-rsid="0022598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22598b" officeooo:paragraph-rsid="0022598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officeooo:rsid="001e9c46" officeooo:paragraph-rsid="001e9c46" style:font-size-asian="18pt" style:font-size-complex="1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4pt" fo:font-weight="bold" officeooo:rsid="00208aa6" officeooo:paragraph-rsid="00208aa6" style:font-size-asian="14pt" style:font-weight-asian="bold" style:font-size-complex="14pt" style:font-weight-complex="bold"/>
    </style:style>
    <style:style style:name="T1" style:family="text">
      <style:text-properties fo:font-size="12pt" officeooo:rsid="0022598b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2598b" style:font-size-asian="12pt" style:font-size-complex="12pt"/>
    </style:style>
    <style:style style:name="T4" style:family="text">
      <style:text-properties fo:font-size="12pt" fo:font-weight="normal" officeooo:rsid="0022598b" style:font-size-asian="12pt" style:font-weight-asian="normal" style:font-size-complex="12pt" style:font-weight-complex="normal"/>
    </style:style>
    <style:style style:name="T5" style:family="text">
      <style:text-properties officeooo:rsid="0022598b"/>
    </style:style>
    <style:style style:name="T6" style:family="text">
      <style:text-properties fo:font-weight="normal" officeooo:rsid="0022598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Project Title</text:p>
      <text:p text:style-name="P1"/>
      <text:p text:style-name="P2">Team Members</text:p>
      <text:p text:style-name="P3"/>
      <text:p text:style-name="P4">Bobby Ross</text:p>
      <text:p text:style-name="P6">Ranjith Shanbhag</text:p>
      <text:p text:style-name="P6">Michael Sorenson</text:p>
      <text:p text:style-name="P5"/>
      <text:p text:style-name="P7">Project Coordinator </text:p>
      <text:p text:style-name="P8"/>
      <text:p text:style-name="P6">Michael Sorens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5">Colorado State University CS 440 Final Project Proposal</text:p>
      <text:p text:style-name="P15">October 9, 2015</text:p>
      <text:p text:style-name="P16">Project <text:span text:style-name="T5">Proposal</text:span></text:p>
      <text:p text:style-name="P10"><text:tab/></text:p>
      <text:p text:style-name="P10"><text:tab/><text:span text:style-name="T4">What we will be doing and why.</text:span></text:p>
      <text:p text:style-name="P10"/>
      <text:p text:style-name="P11">Relevance To AI</text:p>
      <text:p text:style-name="P11"/>
      <text:p text:style-name="P11">Proposed Project Type</text:p>
      <text:p text:style-name="P11"/>
      <text:p text:style-name="P14">1-3</text:p>
      <text:p text:style-name="P10"><text:span text:style-name="T4"/></text:p>
      <text:p text:style-name="P10"/>
      <text:p text:style-name="P12">References</text:p>
      <text:p text:style-name="P12"/>
      <text:p text:style-name="P13">Papers read</text:p>
      <text:p text:style-name="P13"/>
      <text:p text:style-name="P1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3:35:06.550733572</meta:creation-date>
    <dc:date>2015-10-09T14:44:08.227936968</dc:date>
    <meta:editing-duration>PT1H2M20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2" meta:paragraph-count="17" meta:word-count="44" meta:character-count="281" meta:non-whitespace-character-count="250"/>
  </office:meta>
</office:document-meta>
</file>